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background-color="#00ff00"/>
    </style:style>
    <style:style style:name="P6" style:family="paragraph" style:parent-style-name="Standard">
      <style:text-properties fo:color="#004586" fo:font-weight="bold" style:font-weight-asian="bold" style:font-weight-complex="bold"/>
    </style:style>
    <style:style style:name="P7" style:family="paragraph" style:parent-style-name="Standard">
      <style:text-properties fo:color="#004586" fo:font-weight="bold" fo:background-color="transparent" style:font-weight-asian="bold" style:font-weight-complex="bold"/>
    </style:style>
    <style:style style:name="P8"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004586" fo:font-size="14pt" fo:font-weight="bold" style:font-size-asian="14pt" style:font-size-complex="14pt"/>
    </style:style>
    <style:style style:name="P10" style:family="paragraph" style:parent-style-name="Standard">
      <style:text-properties fo:font-variant="normal" fo:text-transform="none" fo:color="#004586" fo:letter-spacing="normal" fo:font-style="normal" fo:font-weight="bold" style:font-weight-asian="bold" style:font-weight-complex="bold"/>
    </style:style>
    <style:style style:name="P11"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2"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4"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5" style:family="paragraph" style:parent-style-name="Standard">
      <style:text-properties fo:font-variant="normal" fo:text-transform="none" fo:color="#222222" fo:letter-spacing="normal" fo:font-style="normal" fo:font-weight="normal" fo:background-color="transparent"/>
    </style:style>
    <style:style style:name="P16"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style>
    <style:style style:name="P17"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8"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9" style:family="paragraph" style:parent-style-name="Standard">
      <style:text-properties fo:font-variant="normal" fo:text-transform="none" fo:color="#222222" fo:letter-spacing="normal" fo:font-style="normal" fo:background-color="transparent"/>
    </style:style>
    <style:style style:name="P20" style:family="paragraph" style:parent-style-name="Standard">
      <style:text-properties fo:font-variant="normal" fo:text-transform="none" fo:color="#222222" style:font-name="Times New Roman" fo:letter-spacing="normal" fo:font-style="normal" fo:font-weight="normal" fo:background-color="transparent"/>
    </style:style>
    <style:style style:name="P21"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2"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3" style:family="paragraph" style:parent-style-name="Standard">
      <style:paragraph-properties style:snap-to-layout-grid="false"/>
      <style:text-properties style:font-name="Arial" fo:font-size="11pt" style:font-size-asian="11pt" style:font-name-complex="Arial" style:font-size-complex="11pt"/>
    </style:style>
    <style:style style:name="P24" style:family="paragraph" style:parent-style-name="Standard">
      <style:text-properties style:font-name="Times New Roman"/>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justify" style:justify-single-word="false"/>
    </style:style>
    <style:style style:name="P27" style:family="paragraph" style:parent-style-name="Standard">
      <style:text-properties fo:color="#000080" fo:font-weight="bold" style:font-weight-asian="bold" style:font-weight-complex="bold"/>
    </style:style>
    <style:style style:name="P28" style:family="paragraph" style:parent-style-name="Standard">
      <style:text-properties fo:background-color="#000080"/>
    </style:style>
    <style:style style:name="P29" style:family="paragraph" style:parent-style-name="Standard">
      <style:paragraph-properties fo:background-color="transparent">
        <style:background-image/>
      </style:paragraph-properties>
      <style:text-properties fo:font-weight="normal" fo:background-color="transparent" style:font-weight-asian="normal" style:font-weight-complex="normal"/>
    </style:style>
    <style:style style:name="P30" style:family="paragraph" style:parent-style-name="Standard">
      <style:paragraph-properties fo:margin-left="0cm" fo:margin-right="0cm" fo:orphans="2" fo:widows="2" fo:text-indent="0cm" style:auto-text-indent="false"/>
      <style:text-properties style:font-name="Arial" fo:font-size="14pt" style:font-size-asian="14pt" style:font-size-complex="14pt"/>
    </style:style>
    <style:style style:name="P3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3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33" style:family="paragraph" style:parent-style-name="Standard">
      <style:paragraph-properties fo:margin-left="0cm" fo:margin-right="0cm" fo:orphans="2" fo:widows="2" fo:text-indent="0cm" style:auto-text-indent="false"/>
    </style:style>
    <style:style style:name="P34"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35"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36"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37"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38" style:family="paragraph" style:parent-style-name="Standard">
      <style:paragraph-properties fo:margin-top="0cm" fo:margin-bottom="0.212cm" style:snap-to-layout-grid="false"/>
    </style:style>
    <style:style style:name="P39" style:family="paragraph" style:parent-style-name="Standard">
      <style:paragraph-properties fo:margin-left="1.251cm" fo:margin-right="0cm" fo:margin-top="0cm" fo:margin-bottom="0.212cm" fo:text-indent="0cm" style:auto-text-indent="false" style:snap-to-layout-grid="false"/>
    </style:style>
    <style:style style:name="P40" style:family="paragraph" style:parent-style-name="Standard">
      <style:paragraph-properties fo:margin-left="2.501cm" fo:margin-right="0cm" fo:margin-top="0cm" fo:margin-bottom="0.212cm" fo:text-indent="0cm" style:auto-text-indent="false" style:snap-to-layout-grid="false"/>
    </style:style>
    <style:style style:name="P41"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2"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3"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5"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6"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7"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8"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49"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50" style:family="paragraph" style:parent-style-name="Standard" style:list-style-name="L1"/>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text-properties fo:font-weight="normal" style:font-weight-asian="normal" style:font-weight-complex="normal"/>
    </style:style>
    <style:style style:name="P57" style:family="paragraph" style:parent-style-name="Standard" style:list-style-name="L8">
      <style:text-properties fo:font-weight="normal" style:font-weight-asian="normal" style:font-weight-complex="normal"/>
    </style:style>
    <style:style style:name="P58" style:family="paragraph" style:parent-style-name="Standard" style:list-style-name="L9">
      <style:text-properties fo:font-weight="normal" style:font-weight-asian="normal" style:font-weight-complex="normal"/>
    </style:style>
    <style:style style:name="P59" style:family="paragraph" style:parent-style-name="Standard" style:list-style-name="L10">
      <style:text-properties fo:font-weight="normal" style:font-weight-asian="normal" style:font-weight-complex="normal"/>
    </style:style>
    <style:style style:name="P60" style:family="paragraph" style:parent-style-name="Standard" style:list-style-name="L11">
      <style:text-properties fo:font-weight="normal" style:font-weight-asian="normal" style:font-weight-complex="normal"/>
    </style:style>
    <style:style style:name="P61" style:family="paragraph" style:parent-style-name="Standard" style:list-style-name="L12">
      <style:text-properties fo:font-weight="normal" style:font-weight-asian="normal" style:font-weight-complex="normal"/>
    </style:style>
    <style:style style:name="P62" style:family="paragraph" style:parent-style-name="Standard" style:list-style-name="L13">
      <style:text-properties fo:font-weight="normal" style:font-weight-asian="normal" style:font-weight-complex="normal"/>
    </style:style>
    <style:style style:name="P63" style:family="paragraph" style:parent-style-name="Standard" style:list-style-name="L14">
      <style:text-properties fo:font-weight="normal" style:font-weight-asian="normal" style:font-weight-complex="normal"/>
    </style:style>
    <style:style style:name="P64" style:family="paragraph" style:parent-style-name="Standard" style:list-style-name="L15"/>
    <style:style style:name="P65" style:family="paragraph" style:parent-style-name="Standard">
      <style:text-properties fo:font-variant="normal" fo:text-transform="none" fo:color="#222222" fo:letter-spacing="normal" fo:font-style="normal" fo:font-weight="normal" fo:background-color="transparent"/>
    </style:style>
    <style:style style:name="P66" style:family="paragraph" style:parent-style-name="Standard" style:list-style-name="L15">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67" style:family="paragraph" style:parent-style-name="Standard">
      <style:text-properties fo:font-variant="normal" fo:text-transform="none" fo:color="#222222" style:font-name="Times New Roman" fo:letter-spacing="normal" fo:font-style="normal" fo:font-weight="normal" fo:background-color="transparent"/>
    </style:style>
    <style:style style:name="P6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69"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70" style:family="paragraph" style:parent-style-name="Standard">
      <style:text-properties fo:color="#ff3333" fo:font-size="13pt" fo:font-weight="normal" style:font-size-asian="13pt" style:font-weight-asian="normal" style:font-size-complex="13pt" style:font-weight-complex="normal"/>
    </style:style>
    <style:style style:name="P71"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72" style:family="paragraph" style:parent-style-name="Standard" style:list-style-name="L15">
      <style:paragraph-properties fo:text-align="start" style:justify-single-word="false"/>
    </style:style>
    <style:style style:name="P73"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74"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75"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76"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77" style:family="paragraph" style:parent-style-name="Standard">
      <style:paragraph-properties fo:margin-left="0cm" fo:margin-right="0cm" fo:orphans="2" fo:widows="2" fo:text-indent="0cm" style:auto-text-indent="false"/>
    </style:style>
    <style:style style:name="P78"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fo:background-color="transparent"/>
    </style:style>
    <style:style style:name="T9" style:family="text">
      <style:text-properties fo:font-variant="normal" fo:text-transform="none" fo:color="#222222" fo:letter-spacing="normal" fo:font-style="normal" fo:font-weight="normal" fo:background-color="transparent" style:font-weight-asian="bold" style:font-weight-complex="bold"/>
    </style:style>
    <style:style style:name="T10" style:family="text">
      <style:text-properties fo:font-variant="normal" fo:text-transform="none" fo:color="#222222" fo:letter-spacing="normal" fo:font-style="normal" fo:font-weight="normal" fo:background-color="transparent" style:font-weight-asian="normal" style:font-weight-complex="normal"/>
    </style:style>
    <style:style style:name="T11" style:family="text">
      <style:text-properties fo:font-variant="normal" fo:text-transform="none" fo:color="#222222" style:font-name="Times New Roman" fo:letter-spacing="normal" fo:font-style="normal" fo:font-weight="normal" fo:background-color="transparent" style:font-weight-asian="normal" style:font-weight-complex="normal"/>
    </style:style>
    <style:style style:name="T12" style:family="text">
      <style:text-properties fo:font-variant="normal" fo:text-transform="none" fo:color="#004586" fo:letter-spacing="normal" fo:font-style="normal" fo:font-weight="normal"/>
    </style:style>
    <style:style style:name="T13" style:family="text">
      <style:text-properties fo:font-variant="normal" fo:text-transform="none" fo:color="#004586" fo:letter-spacing="normal" fo:font-style="normal" fo:font-weight="bold" fo:background-color="transparent" style:font-weight-asian="bold" style:font-weight-complex="bold"/>
    </style:style>
    <style:style style:name="T14" style:family="text">
      <style:text-properties fo:font-variant="normal" fo:text-transform="none" fo:color="#004586" style:font-name="Arial" fo:font-size="14pt" fo:letter-spacing="normal" fo:font-style="normal" fo:font-weight="normal" style:font-size-asian="14pt" style:font-size-complex="14pt"/>
    </style:style>
    <style:style style:name="T15" style:family="text">
      <style:text-properties fo:font-variant="normal" fo:text-transform="none" fo:color="#004586" style:font-name="Times New Roman" fo:letter-spacing="normal" fo:font-style="normal" fo:font-weight="bold" style:font-weight-asian="bold" style:font-weight-complex="bold"/>
    </style:style>
    <style:style style:name="T16"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fo:background-color="transparent" style:font-weight-asian="normal" style:font-weight-complex="normal"/>
    </style:style>
    <style:style style:name="T19" style:family="text">
      <style:text-properties fo:font-variant="normal" fo:text-transform="none" fo:color="#000080" fo:letter-spacing="normal" fo:font-style="normal" fo:font-weight="normal"/>
    </style:style>
    <style:style style:name="T20" style:family="text">
      <style:text-properties fo:font-variant="normal" fo:text-transform="none" fo:color="#ff3333" fo:font-size="13pt" fo:letter-spacing="normal" fo:font-style="normal" fo:font-weight="normal" style:font-size-asian="13pt" style:font-weight-asian="normal" style:font-size-complex="13pt" style:font-weight-complex="normal"/>
    </style:style>
    <style:style style:name="T21" style:family="text">
      <style:text-properties style:font-name="Arial"/>
    </style:style>
    <style:style style:name="T22" style:family="text">
      <style:text-properties style:font-name="Arial" fo:font-size="11pt" style:font-size-asian="11pt" style:font-name-complex="Arial" style:font-size-complex="11pt"/>
    </style:style>
    <style:style style:name="T23" style:family="text">
      <style:text-properties fo:color="#004586"/>
    </style:style>
    <style:style style:name="T24" style:family="text">
      <style:text-properties fo:color="#004586" fo:font-weight="bold" style:font-weight-asian="bold" style:font-weight-complex="bold"/>
    </style:style>
    <style:style style:name="T25" style:family="text">
      <style:text-properties fo:color="#004586" style:font-name="Times New Roman" fo:font-weight="bold" style:font-weight-asian="bold" style:font-weight-complex="bold"/>
    </style:style>
    <style:style style:name="T26" style:family="text">
      <style:text-properties fo:color="#000080"/>
    </style:style>
    <style:style style:name="T27" style:family="text">
      <style:text-properties fo:color="#000080" fo:font-weight="bold" style:font-weight-asian="bold" style:font-weight-complex="bold"/>
    </style:style>
    <style:style style:name="T28" style:family="text">
      <style:text-properties fo:background-color="transparent" style:font-weight-asian="normal" style:font-weight-complex="normal"/>
    </style:style>
    <style:style style:name="T29" style:family="text">
      <style:text-properties style:font-weight-asian="bold" style:font-weight-complex="bold"/>
    </style:style>
    <style:style style:name="T30" style:family="text">
      <style:text-properties style:font-weight-asian="normal" style:font-weight-complex="normal"/>
    </style:style>
    <style:style style:name="T31" style:family="text">
      <style:text-properties fo:color="#ff3333" fo:font-size="13pt" fo:font-weight="normal" style:font-size-asian="13pt" style:font-weight-asian="normal" style:font-size-complex="13pt" style:font-weight-complex="normal"/>
    </style:style>
    <style:style style:name="T32" style:family="text">
      <style:text-properties fo:color="#222222" style:font-name="Times New Roman"/>
    </style:style>
    <style:style style:name="T33" style:family="text">
      <style:text-properties style:font-name="Times New Roman"/>
    </style:style>
    <style:style style:name="T34" style:family="text">
      <style:text-properties fo:language="es" fo:country="AR"/>
    </style:style>
    <style:style style:name="T35" style:family="text">
      <style:text-properties style:letter-kerning="true"/>
    </style:style>
    <style:style style:name="T36" style:family="text">
      <style:text-properties style:font-name-asian="ArialMT"/>
    </style:style>
    <style:style style:name="T37" style:family="text">
      <style:text-properties style:language-asian="zxx" style:country-asian="none"/>
    </style:style>
    <style:style style:name="T38" style:family="text">
      <style:text-properties style:font-style-asian="normal"/>
    </style:style>
    <style:style style:name="T39" style:family="text">
      <style:text-properties style:font-name-complex="ArialMT"/>
    </style:style>
    <style:style style:name="T40" style:family="text">
      <style:text-properties style:language-complex="zxx" style:country-complex="none"/>
    </style:style>
    <style:style style:name="T41" style:family="text">
      <style:text-properties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2">Garoé:Una Plataforma Orientada a Objetos para el Desarrollo de Soluciones Algorítmicas basadas en Búsqueda‏</text:h>
      <text:p text:style-name="P41"/>
      <text:p text:style-name="P42"/>
      <text:p text:style-name="P42"/>
      <text:p text:style-name="P43"/>
      <text:p text:style-name="P44">Autores: Fiori, Carla Noelia</text:p>
      <text:p text:style-name="P44"><text:tab/> <text:s text:c="3"/>Gutierrez Brida, Simon Emmanuel</text:p>
      <text:p text:style-name="P44"/>
      <text:p text:style-name="P43"/>
      <text:p text:style-name="P43"/>
      <text:p text:style-name="P45">Universidad Nacional de Río Cuarto.</text:p>
      <text:p text:style-name="P45">07/Noviembre/2011</text:p>
      <text:p text:style-name="P42"/>
      <text:p text:style-name="P42"/>
      <text:p text:style-name="P42"/>
      <text:p text:style-name="P42"/>
      <text:p text:style-name="P42"/>
      <text:p text:style-name="P42"><text:soft-page-break/>Índice</text:p>
      <table:table table:name="Tabla1" table:style-name="Tabla1">
        <table:table-column table:style-name="Tabla1.A"/>
        <table:table-column table:style-name="Tabla1.B"/>
        <table:table-row table:style-name="Tabla1.1">
          <table:table-cell table:style-name="Tabla1.A1" office:value-type="string">
            <text:p text:style-name="P23">1. Introducción……………………………………………………………………………………</text:p>
          </table:table-cell>
          <table:table-cell table:style-name="Tabla1.B1" office:value-type="string">
            <text:p text:style-name="P36">5</text:p>
          </table:table-cell>
        </table:table-row>
        <table:table-row table:style-name="Tabla1.1">
          <table:table-cell table:style-name="Tabla1.A1" office:value-type="string">
            <text:p text:style-name="P37">2. Objetivos……………………………………………………………………………………….</text:p>
          </table:table-cell>
          <table:table-cell table:style-name="Tabla1.B1" office:value-type="string">
            <text:p text:style-name="P36">5</text:p>
          </table:table-cell>
        </table:table-row>
        <table:table-row table:style-name="Tabla1.1">
          <table:table-cell table:style-name="Tabla1.A1" office:value-type="string">
            <text:p text:style-name="P37">3. Implementación del TAD…………..…………………………………………………………</text:p>
          </table:table-cell>
          <table:table-cell table:style-name="Tabla1.B1" office:value-type="string">
            <text:p text:style-name="P36">6</text:p>
          </table:table-cell>
        </table:table-row>
        <table:table-row table:style-name="Tabla1.1">
          <table:table-cell table:style-name="Tabla1.A1" office:value-type="string">
            <text:p text:style-name="P46">3.1. Planificación del Taller..……..…………………………………………………….</text:p>
          </table:table-cell>
          <table:table-cell table:style-name="Tabla1.B1" office:value-type="string">
            <text:p text:style-name="P36">6</text:p>
          </table:table-cell>
        </table:table-row>
        <table:table-row table:style-name="Tabla1.1">
          <table:table-cell table:style-name="Tabla1.A1" office:value-type="string">
            <text:p text:style-name="P46">3.2. En el aula: Actividades y Metodología………………………………………….</text:p>
          </table:table-cell>
          <table:table-cell table:style-name="Tabla1.B1" office:value-type="string">
            <text:p text:style-name="P36">8</text:p>
          </table:table-cell>
        </table:table-row>
        <table:table-row table:style-name="Tabla1.1">
          <table:table-cell table:style-name="Tabla1.A1" office:value-type="string">
            <text:p text:style-name="P47">3.2.1. Metodología……………………………………………………………..</text:p>
          </table:table-cell>
          <table:table-cell table:style-name="Tabla1.B1" office:value-type="string">
            <text:p text:style-name="P36">8</text:p>
          </table:table-cell>
        </table:table-row>
        <table:table-row table:style-name="Tabla1.1">
          <table:table-cell table:style-name="Tabla1.A1" office:value-type="string">
            <text:p text:style-name="P47">3.2.2. Actividades………………………………………………………………</text:p>
          </table:table-cell>
          <table:table-cell table:style-name="Tabla1.B1" office:value-type="string">
            <text:p text:style-name="P36">8</text:p>
          </table:table-cell>
        </table:table-row>
        <table:table-row table:style-name="Tabla1.1">
          <table:table-cell table:style-name="Tabla1.A1" office:value-type="string">
            <text:p text:style-name="P48">3.2.2.1. Inicio…………………………………………………………..</text:p>
          </table:table-cell>
          <table:table-cell table:style-name="Tabla1.B1" office:value-type="string">
            <text:p text:style-name="P36">9</text:p>
          </table:table-cell>
        </table:table-row>
        <table:table-row table:style-name="Tabla1.1">
          <table:table-cell table:style-name="Tabla1.A1" office:value-type="string">
            <text:p text:style-name="P48">3.2.2.2. Geografía…………………………………………………….</text:p>
          </table:table-cell>
          <table:table-cell table:style-name="Tabla1.B1" office:value-type="string">
            <text:p text:style-name="P36">9</text:p>
          </table:table-cell>
        </table:table-row>
        <table:table-row table:style-name="Tabla1.1">
          <table:table-cell table:style-name="Tabla1.A1" office:value-type="string">
            <text:p text:style-name="P48">3.2.2.3. Video………………………………………………………….</text:p>
          </table:table-cell>
          <table:table-cell table:style-name="Tabla1.B1" office:value-type="string">
            <text:p text:style-name="P36">10</text:p>
          </table:table-cell>
        </table:table-row>
        <table:table-row table:style-name="Tabla1.1">
          <table:table-cell table:style-name="Tabla1.A1" office:value-type="string">
            <text:p text:style-name="P48">3.2.2.4. Búsqueda de información…………………………………..</text:p>
          </table:table-cell>
          <table:table-cell table:style-name="Tabla1.B1" office:value-type="string">
            <text:p text:style-name="P36">11</text:p>
          </table:table-cell>
        </table:table-row>
        <table:table-row table:style-name="Tabla1.1">
          <table:table-cell table:style-name="Tabla1.A1" office:value-type="string">
            <text:p text:style-name="P48">3.2.2.5. Correo Electrónico…………………………………………..</text:p>
          </table:table-cell>
          <table:table-cell table:style-name="Tabla1.B1" office:value-type="string">
            <text:p text:style-name="P36">11</text:p>
          </table:table-cell>
        </table:table-row>
        <table:table-row table:style-name="Tabla1.1">
          <table:table-cell table:style-name="Tabla1.A1" office:value-type="string">
            <text:p text:style-name="P48">3.2.2.6. Chat…………………………………………………………..</text:p>
          </table:table-cell>
          <table:table-cell table:style-name="Tabla1.B1" office:value-type="string">
            <text:p text:style-name="P36">12</text:p>
          </table:table-cell>
        </table:table-row>
        <table:table-row table:style-name="Tabla1.1">
          <table:table-cell table:style-name="Tabla1.A1" office:value-type="string">
            <text:p text:style-name="P46">3.3. Espacios de Socialización………………………………………………………..</text:p>
          </table:table-cell>
          <table:table-cell table:style-name="Tabla1.B1" office:value-type="string">
            <text:p text:style-name="P36">12</text:p>
          </table:table-cell>
        </table:table-row>
        <table:table-row table:style-name="Tabla1.1">
          <table:table-cell table:style-name="Tabla1.A1" office:value-type="string">
            <text:p text:style-name="P39"><text:span text:style-name="T22">3.</text:span><text:span text:style-name="T22">4. Opiniones de los Protagonistas……………………..…………………………..</text:span></text:p>
          </table:table-cell>
          <table:table-cell table:style-name="Tabla1.B1" office:value-type="string">
            <text:p text:style-name="P36">13</text:p>
          </table:table-cell>
        </table:table-row>
        <table:table-row table:style-name="Tabla1.1">
          <table:table-cell table:style-name="Tabla1.A1" office:value-type="string">
            <text:p text:style-name="P40"><text:span text:style-name="T22">3.</text:span><text:span text:style-name="T22">4.1. Nuestro Profe, Jorge Guazzone……………………………………….</text:span></text:p>
          </table:table-cell>
          <table:table-cell table:style-name="Tabla1.B1" office:value-type="string">
            <text:p text:style-name="P36">13</text:p>
          </table:table-cell>
        </table:table-row>
        <table:table-row table:style-name="Tabla1.1">
          <table:table-cell table:style-name="Tabla1.A1" office:value-type="string">
            <text:p text:style-name="P40"><text:span text:style-name="T22">3.</text:span><text:span text:style-name="T22">4.2. Un docente voluntario del equipo de trabajo, Julián Conde………</text:span></text:p>
          </table:table-cell>
          <table:table-cell table:style-name="Tabla1.B1" office:value-type="string">
            <text:p text:style-name="P36">14</text:p>
          </table:table-cell>
        </table:table-row>
        <table:table-row table:style-name="Tabla1.1">
          <table:table-cell table:style-name="Tabla1.A1" office:value-type="string">
            <text:p text:style-name="P39"><text:span text:style-name="T22">3.</text:span><text:span text:style-name="T22">5. Viaje de Cierre………………………………………………………………………</text:span></text:p>
          </table:table-cell>
          <table:table-cell table:style-name="Tabla1.B1" office:value-type="string">
            <text:p text:style-name="P36">15</text:p>
          </table:table-cell>
        </table:table-row>
        <table:table-row table:style-name="Tabla1.1">
          <table:table-cell table:style-name="Tabla1.A1" office:value-type="string">
            <text:p text:style-name="P39"><text:span text:style-name="T22">3.</text:span><text:span text:style-name="T22">6. Acto de Cierre (Entrega de Certificados)……………………………………….</text:span></text:p>
          </table:table-cell>
          <table:table-cell table:style-name="Tabla1.B1" office:value-type="string">
            <text:p text:style-name="P36">17</text:p>
          </table:table-cell>
        </table:table-row>
        <table:table-row table:style-name="Tabla1.1">
          <table:table-cell table:style-name="Tabla1.A1" office:value-type="string">
            <text:p text:style-name="P38"><text:span text:style-name="T22">4</text:span><text:span text:style-name="T22">. Conclusión……………………………………………………………………………………..</text:span></text:p>
          </table:table-cell>
          <table:table-cell table:style-name="Tabla1.B1" office:value-type="string">
            <text:p text:style-name="P36">17</text:p>
          </table:table-cell>
        </table:table-row>
        <table:table-row table:style-name="Tabla1.1">
          <table:table-cell table:style-name="Tabla1.A1" office:value-type="string">
            <text:p text:style-name="P38"><text:span text:style-name="T22">5</text:span><text:span text:style-name="T22">. Referencias……………………………………………………………………………………</text:span></text:p>
          </table:table-cell>
          <table:table-cell table:style-name="Tabla1.B1" office:value-type="string">
            <text:p text:style-name="P36">20</text:p>
          </table:table-cell>
        </table:table-row>
      </table:table>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T7">1-introducción</text:span><text:line-break/><text:span text:style-name="T23">descripción</text:span><text:span text:style-name="T12"> gral del problema</text:span><text:span text:style-name="T23"><text:line-break/>descripción</text:span><text:span text:style-name="T12"> mas especifica del problema concreto a resolver</text:span></text:p>
      <text:p text:style-name="P33"><text:span text:style-name="T19">descripción de la solución</text:span><text:line-break/><text:span text:style-name="T14">estructura del reporte (en esta sección tal y tal, en  esta otra tal y tal)</text:span><text:line-break/></text:p>
      <text:p text:style-name="P76">2-Preliminares (paraff q son patrones de diseño, cosas q necesito saber)</text:p>
      <text:p text:style-name="P33"><text:line-break/><text:span text:style-name="T7">3- Busqueda a la programación(aca va </text:span><text:span text:style-name="T12">Backtraking</text:span><text:span text:style-name="T7">, </text:span><text:span text:style-name="T14">motores</text:span><text:span text:style-name="T7">, q es </text:span><text:span text:style-name="T19">busqueda, informada</text:span><text:span text:style-name="T7">)</text:span><text:line-break/><text:span text:style-name="T19">busqueda en gral</text:span><text:span text:style-name="T26"><text:line-break/></text:span><text:span text:style-name="T19">busqueda a problemas con advers</text:span><text:line-break/><text:span text:style-name="T7">....</text:span><text:line-break/><text:span text:style-name="T7">ejemplos (de busqueda, jarras, indiana, granja, tateti, laberinto)</text:span><text:line-break/><text:line-break/><text:line-break/><text:span text:style-name="T7">4- Framework para solucion basados en busqueda</text:span><text:line-break/><text:span text:style-name="T7">breve introduccion, </text:span><text:span text:style-name="T19">metodologias de trabajo</text:span><text:line-break/><text:span text:style-name="T19">4.1 requerimientos(scope) (ESPECIFICACIONES DE REQUERIMIENTOS)</text:span><text:line-break/><text:span text:style-name="T7">4.2 </text:span><text:span text:style-name="T19">diseño</text:span><text:span text:style-name="T7"> (de clases, no detallado), </text:span><text:span text:style-name="T17">poner el diagrama q esta en especif de requerimiento (PONER EL DIAGRAMITA, PORQUE JODIA NO LO PUSE, sacarlo nvamente de espec de req)</text:span><text:line-break/><text:span text:style-name="T7">4.3 Implementacion (rutinas importantes- si queremos- ) (herramientas utilizafas)usamos eclipse, por tal y tal cosa</text:span><text:line-break/><text:span text:style-name="T7">4.4 testing (tablitas)</text:span><text:span text:style-name="T20">numeros de bags)</text:span><text:line-break/><text:line-break/><text:span text:style-name="T7">5- casos de estudio (reglas, motores, cap. de pantalla, todo Interfaz gráfica)</text:span><text:line-break/><text:line-break/>6- <text:span text:style-name="T31">Manual de usuario</text:span></text:p>
      <text:p text:style-name="P70"><text:tab/>Documentación de como lo uso</text:p>
      <text:p text:style-name="P70"><text:tab/>Ejemplos</text:p>
      <text:p text:style-name="P71"/>
      <text:p text:style-name="P73"/>
      <text:p text:style-name="P31">7-conclusiones</text:p>
      <text:p text:style-name="P31"/>
      <text:p text:style-name="P74">[TODO: COMBINAR LA DOCUMENTACIÓN DE LAS PRIMERAS ENTREGA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9">1. INTRODUCCION</text:p>
      <text:p text:style-name="P8"/>
      <text:p text:style-name="P6">introducción General:</text:p>
      <text:p text:style-name="Standard"/>
      <text:p text:style-name="P4">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4">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34">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32"/>
      <text:p text:style-name="P7">Introducción detallada del problema:</text:p>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21">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text:soft-page-break/></text:p>
      <text:p text:style-name="P4">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4"/>
      <text:p text:style-name="P21">[AGREGAR COMO NOTA AL PIE]</text:p>
      <text:p text:style-name="P21">*Los pasos de transformación pueden entenderse como cambios atómicos al estado, cambios que no pueden subdividirse en pasos mas pequeños.</text:p>
      <text:p text:style-name="P21"/>
      <text:p text:style-name="P21">**La genericidad con restricciones es aquella que restringe a los parámetros de clases para que deriven de una clase en particular, ej: Clase&lt;C implements Comparable&lt;C&gt;&gt;.</text:p>
      <text:p text:style-name="P12"/>
      <text:p text:style-name="P6">Descripción de la solución</text:p>
      <text:p text:style-name="P6"/>
      <text:p text:style-name="P21">Se desea construir una plataforma (conjunto de clases, clases abstractas e interfaces) que actúe de base para el desarrollo de: <text:span text:style-name="T29">motores de búsqueda con y sin adversario</text:span><text:span text:style-name="T28"> (a partir de ahora llamados MBA y MBSA respectivamente);</text:span><text:span text:style-name="T30"> </text:span><text:span text:style-name="T29">problemas de búsqueda con y sin adversario </text:span><text:span text:style-name="T30">(a partir de ahora llamados PBA y PBSA respectivamente)</text:span><text:span text:style-name="T29"> mediante la descripción de sus componentes</text:span><text:span text:style-name="T30"> (noción de estado, descripción del problema, reglas de cambio de estado). Y dos ejemplos de uso, un</text:span><text:span text:style-name="T29"> juego con adversario</text:span><text:span text:style-name="T30">, y otro </text:span><text:span text:style-name="T29">juego sin adversario</text:span><text:span text:style-name="T30">, usados para demostrar la utilización de la plataforma y mostrar sus ventajas frente a tener que desarrollarlos sin tener a la misma.</text:span></text:p>
      <text:p text:style-name="P21"/>
      <text:p text:style-name="P21">El <text:span text:style-name="T29">motor de búsqueda con adversario debe ser minMax con poda alfa-beta</text:span><text:span text:style-name="T3">[REFERENCIA A MOTORES]</text:span>, en cambio el <text:span text:style-name="T29">motor de búsqueda para problemas sin adversario es a libre elección</text:span>. Ambos <text:span text:style-name="T29">problemas de ejemplo deben ser juegos</text:span> (uno con adversario y el otro sin) y el <text:span text:style-name="T29">juego sin adversario debe proveer una interfaz gráfica</text:span> de usuario. Alguno de los dos juegos con adversario debe ser ser de mediana complejidad (ej: mayor complejidad que reversi y menor que ajedrez).</text:p>
      <text:p text:style-name="P21"/>
      <text:p text:style-name="P21">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Standard"><text:line-break/><text:span text:style-name="T24">Estructura del Informe.</text:span></text:p>
      <text:p text:style-name="P69"><text:line-break/>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patrones de diseño y que tenga conocimientos mínimos del lenguaje JAVA, podrá saltear dicha sección sin perder información importante. En segundo lugar se explicara las bases de la búsqueda como técnica de programación, así como distintos motores de búsqueda contando cada uno con una breve discusión así también como sus ventajas y desventajas. Los distintos motores estar organizados en grupos dependiendo del tipo de problema de búsqueda que solucionan y así también las formas básicas que tiene el algoritmo. En la sección Framework se encontrara con toda la información del proyecto, como por ejemplo especificación de requerimiento, implementaciones, y testing, entre otros. La próxima sección describirá los ejemplos prácticos utilizados para probar la plataforma y demostrar tanto su uso como ventaja del mismo. Luego el manual de usuario. Y finalizando con la conclusión. </text:p>
      <text:p text:style-name="P12"><text:soft-page-break/></text:p>
      <text:p text:style-name="P9">2. <text:s/><text:span text:style-name="T21">Preliminares</text:span></text:p>
      <text:p text:style-name="Standard"><text:span text:style-name="T21"><text:line-break/><text:line-break/></text:span><text:span text:style-name="T16">2.1. Orientación a objetos</text:span></text:p>
      <text:p text:style-name="P20"/>
      <text:p text:style-name="P20">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20"/>
      <text:p text:style-name="P14">2.1. JAVA<text:line-break/></text:p>
      <text:p text:style-name="P20">Java es un lenguaje de programación Orientada a objetos, desarrollada por Sun Microsystems, al principio de los años '90. Tiene un modelo de objeto mas simple que C ++, y una gestión automática de memoria.</text:p>
      <text:p text:style-name="P20">La compilación de código fuente JAVA se hace a byte Cod, el cual es un código intermedio, el cual es interpretado por una maquina virtual, la cual es especifica de plataforma, esto es lo que permite portabilidad.</text:p>
      <text:p text:style-name="P20">El lenguaje JAVA se creo con cinco objetivos principales:</text:p>
      <text:p text:style-name="P20">1- Debería usar la metodología de la Programación orientada a objetos</text:p>
      <text:p text:style-name="P20">2- Debería permitir la ejecución de un mismo programa en múltiples sistemas operativos</text:p>
      <text:p text:style-name="P20">3- Debería incluir por defecto soporte para trabajo en red</text:p>
      <text:p text:style-name="P20">4- Debería diseñarse para ejecutar código en sistemas remotos de forma segura</text:p>
      <text:p text:style-name="P20">5- Debería ser fácil de usar y tomar lo mejor de otros lenguajes orientados a objetos como C++.</text:p>
      <text:p text:style-name="P20"/>
      <text:p text:style-name="P20">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función de creación de objetos, llamadas a métodos. Una ventaja que trae este tipo de lenguajes es q permite una introspección prácticamente sin limites, lo cual significa que las clases son redefinibles en tiempo de ejecucion, esto se hace mediante el uso de metaclases. En cambio los orientados a clases, no posee metaclases y tienen parte de su comportamiento definido fuera del ambito de clases y objetos, como por ejemplo operadores, constructores y destructores de objetos; en este tipo del <text:soft-page-break/>lenguaje la introspección es limitada o inexistente y en el caso de exisitir solo permite la consulta de cierta información de la clase, pero nunca la modificación de la misma.</text:p>
      <text:p text:style-name="P20"/>
      <text:p text:style-name="P20">2.1.1. Recolector de basura</text:p>
      <text:p text:style-name="P20"/>
      <text:p text:style-name="P20">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20"/>
      <text:p text:style-name="P20">2.1.2. Rendimiento <text:line-break/></text:p>
      <text:p text:style-name="P24">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8">lenguaje conllevan una penalización en tiempo, aunque no son únicas de Java. Algunas de ellas son el chequeo de los límites de arrays, chequeo en tiempo de ejecución de tipos, y la indirección de funciones virtuales.</text:span></text:p>
      <text:p text:style-name="P20">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21"><text:line-break/></text:span><text:span text:style-name="T15">2.2. Patrones de Diseño</text:span></text:p>
      <text:p text:style-name="P13"/>
      <text:p text:style-name="P15">Diseñar software orientado a objetos es difícil, y diseñar software orientado a objetos que sea reutilizable es aún mas difícil. </text:p>
      <text:p text:style-name="P15">Es necesario encontrar objetos pertinentes, factorizarlos en clases con la correcta granularidad, definir interfaces de clase y jerarquías de herencia, y establecer relaciones claves entre si. </text:p>
      <text:p text:style-name="P15">El diseño debería ser especifico al problema que se está resolviendo pero lo suficientemente general para resolver futuros problemas y requerimientos. También es deseable evitar el rediseño o al menos </text:p>
      <text:p text:style-name="P15">minimizarlo. Es muy dificil resolver un problema desde cero, en cambio es mucho mas sencillo reutilizar soluciones que ya han probado ser efectivas anteriormente. En general es común encontrar patrones </text:p>
      <text:p text:style-name="P15">recurrentes de clases y comunicación entre objetos en muchos sistemas orientados a objetos. Estos patrones resuelven problemas de diseño específicos y hacen a los diseños orientados a objetos mas flexibles, </text:p>
      <text:p text:style-name="P15">elegantes y finalmente reutilizables. Ayudan a los diseñadores a reusar diseños exitosos al basar nuevos diseños en experiencias anteriores. </text:p>
      <text:p text:style-name="P15">En forma simple un patrón de diseño ayuda a un diseñador a diseñar "bien" mas rápidamente. </text:p>
      <text:p text:style-name="P15"/>
      <text:p text:style-name="P15">2.2.1. Que es un patrón de diseño? </text:p>
      <text:p text:style-name="P15"/>
      <text:p text:style-name="P15"><text:soft-page-break/>Christopher Alexander dijo "Cada patrón describe un problema que ocurre una y otra vez en nuestro ambiente, y luego describe el núcleo de la solución a dicho problema, en una forma que se puede utilizar </text:p>
      <text:p text:style-name="P15">esta solución un millón de veces, nunca haciéndola de la misma forma". En general un patrón tiene cuatro elementos esenciales: </text:p>
      <text:p text:style-name="P15"/>
      <text:p text:style-name="P15">1- El nombre del patrón es una forma de describir un problema de diseño, sus soluciones y consecuencias en una o dos palabras. Tener un nombre para un patrón nos permite diseñar en un nivel mas alto </text:p>
      <text:p text:style-name="P15">de abstracción, utilizarlo en la documentación, al hablar con colegas, etc. </text:p>
      <text:p text:style-name="P15"/>
      <text:p text:style-name="P15">2- El problema describe cuando aplicar el patrón. Explica el problema y su contexto. Puede describir problemas específicos de diseño tales como la forma de representar algoritmos como objetos. Puede </text:p>
      <text:p text:style-name="P15">describir clases o estructuras de objetos que son síntomas de un diseño inflexible. A veces el problema contendrá una lista de condiciones que deben ser cumplidas para que tenga sentido aplicar el patrón. </text:p>
      <text:p text:style-name="P15"/>
      <text:p text:style-name="P15">3- La solución describe los elementos que hacen al diseño, sus relaciones, responsabilidades y colaboraciones. La solución no describe un diseño concreto o implementación en particular, dado que un patrón es </text:p>
      <text:p text:style-name="P15">como un molde que puede ser aplicado en muchas situaciones diferentes. En cambio, el patrón provee una descripción abstracta de un problema de diseño y como una organización general de elementos (clases y objetos) </text:p>
      <text:p text:style-name="P15">la resuelve. </text:p>
      <text:p text:style-name="P15"/>
      <text:p text:style-name="P15">4- Las consecuencias son los resultados y "trade-off"??? de aplicar el patrón. Si bien las consecuencias son a menudo obviadas cuando se describe un desicion de diseño, estas son criticas </text:p>
      <text:p text:style-name="P15">para evaluar las alternativas de diseño y para entender los costos y beneficios de aplicar el patrón. Las consecuencias para el software a menudo conciernen al espacio y tiempo. </text:p>
      <text:p text:style-name="P15"/>
      <text:p text:style-name="P15"/>
      <text:p text:style-name="P15">Un patrón de diseño, nombra, resume e identifica los aspectos clases de una estructura de diseño común que lo hace útil para crear un diseño reutilizable orientado a objetos. El patrón de diseño identifica </text:p>
      <text:p text:style-name="P15">las clases e instancias participantes, sus roles y colaboraciones, y la distribución de responsabilidades. Cada patrón de diseño se enfoca en un problema de diseño orientado a objetos particular. Describe </text:p>
      <text:p text:style-name="P15">cuando se aplica, si puede aplicarse en vista de otras restricciones de diseño y las consecuencias y "trade-offs"??? de utilizarlo.</text:p>
      <text:p text:style-name="Standard"><text:line-break/></text:p>
      <text:p text:style-name="P12"/>
      <text:p text:style-name="P12"/>
      <text:p text:style-name="P12"/>
      <text:p text:style-name="P12"/>
      <text:p text:style-name="P12"/>
      <text:p text:style-name="P12">3. BUSQUEDA COMO TECNICA DE PROGRAMACION</text:p>
      <text:p text:style-name="P10"/>
      <text:p text:style-name="P10">3.1. Búsqueda</text:p>
      <text:p text:style-name="P10"/>
      <text:p text:style-name="P15"><text:soft-page-break/>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5"/>
      <text:p text:style-name="P15"/>
      <text:p text:style-name="P31"/>
      <text:p text:style-name="P10">3.2. Backtracking</text:p>
      <text:p text:style-name="P31"/>
      <text:p text:style-name="P15">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5">Para ciertos problemas la única forma de resolverlos es a través de un estudio exhaustivo de un conjunto conocido a priori de posibles soluciones, en la que tratamos de encontrar una o todas las soluciones importantes y también la óptima.</text:p>
      <text:p text:style-name="P15">Para llevar a cabo este estudio exhaustivo, el diseño vuelta atrás propone una manera sistemática de generar todas las posibles soluciones siempre que dichas soluciones sean susceptibles de resolverse en etapas.</text:p>
      <text:p text:style-name="P15">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5">Sus hijos son las prolongaciones posibles al añadir una nueva etapa. Para examinar el conjunto de posibles soluciones es suficiente recorrer este árbol construyendo soluciones parciales a medida que se avanza en el recorrido.</text:p>
      <text:p text:style-name="P15">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9">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9"/>
      <text:p text:style-name="P10"><text:bookmark-start text:name="__DdeLink__485_1280638000"/>3.2. <text:s/>Ramificación y poda<text:bookmark-end text:name="__DdeLink__485_1280638000"/></text:p>
      <text:p text:style-name="P10"/>
      <text:p text:style-name="P15"/>
      <text:p text:style-name="P15">Este método de diseño y algoritmos es en realidad una variante del diseño vuelta atrás. </text:p>
      <text:p text:style-name="P15">Esta técnica de diseño, cuyo nombre proviene del termino ingles “branch and bound”, se aplica normalmente a problemas de optimización. </text:p>
      <text:p text:style-name="P15">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5">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5">Definimos nodo vivo del árbol a un nodo con posibilidades de ser ramificado, es decir, que no ha sido podado. Para determinar en cada momento que nodo va a ser expandido, y dependiendo de la estrategia de búsqueda seleccionada, necesitaremos almacenar todos los nodos vivos en una <text:soft-page-break/>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5">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5">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5">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5">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5"/>
      <text:p text:style-name="P11">3.2. Motores de búsqueda</text:p>
      <text:p text:style-name="P11"/>
      <text:p text:style-name="P15">Los motores de búsqueda representan implementaciones de las distintas estrategias para recorrer y encontrar soluciones en un árbol de búsqueda. Por lo cual se explicaran las estrategias y se darán algunos detalles de implementación. </text:p>
      <text:p text:style-name="P15">Las dos primeras estrategias y de las cuales se derivan las demás, son búsqueda a lo ancho (breadth -first search) y búsqueda en profundidad (depth-first search) . Ambos deben tener una forma de marcar los nodos como visitados.</text:p>
      <text:p text:style-name="P15"/>
      <text:p text:style-name="Standard"><text:span text:style-name="T13">3.2.1 Búsqueda a lo ancho</text:span><text:line-break/></text:p>
      <text:p text:style-name="P15">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p text:style-name="Standard"><text:span text:style-name="T13">3.2.1.1 Primero el Mejor<text:line-break/></text:span><text:span text:style-name="T9"><text:line-break/>Esta técnica esta basada en búsqueda informada y se basa en ordenar los estados succesores de </text:span><text:soft-page-break/><text:span text:style-name="T9">mayor a menor según la función de evaluación. Dependiendo de la función de evaluación, esta técnica puede derivar en una búsqueda en profundidad o búsqueda a lo ancho dependiendo de la calidad de la misma. En terminos de implementación, el algoritmo es una modificación del Breath-First Search donde se cambia la cola por una cola de prioridades.<text:line-break/></text:span><text:line-break/><text:span text:style-name="T13">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5">Esta estrategia tiene la ventaja de tener un almacenamiento lineal con respecto a la altura del árbol. Pero tiene la desventaja de poder entrar en un ciclo infinito (un nodo tiene como hijo a otro que a su vez lo tiene como hijo al primero).</text:p>
      <text:p text:style-name="P15"/>
      <text:p text:style-name="Standard"><text:span text:style-name="T13">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3">3.2.2.2. Hill Climbing <text:line-break/><text:line-break/></text:span><text:span text:style-name="T18">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8">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on. Casos del estilo “a veces para avanzar es necesario retroceder”</text:span><text:line-break/><text:line-break/><text:span text:style-name="T13">3.2.2.3. Búsqueda con adversarios </text:span></text:p>
      <text:p text:style-name="P11"/>
      <text:p text:style-name="P22">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13"><text:line-break/>3.2.2.3.1. Min-Max<text:line-break/></text:span><text:span text:style-name="T13"><text:line-break/></text:span><text:span text:style-name="T18">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8">Si llegaste a una hoja retorna la evaluación de esa hoja, sino si estas en un estado MAX entonces </text:span><text:soft-page-break/><text:span text:style-name="T18">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22"/>
      <text:p text:style-name="Standard"><text:span text:style-name="T13">3.2.2.3.2. Min Max con poda Alfa-Beta<text:line-break/><text:line-break/></text:span><text:span text:style-name="T18">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8">]</text:span></text:p>
      <text:p text:style-name="P22">El valor Alfa, representa a la mejor evaluación conseguida para un nivel MAX y el valor Beta representa la mejor evaluación conseguida para un nivel MIN. </text:p>
      <text:p text:style-name="P22">Cada nodo hijo que se evalúa actualiza el valor de Alfa-Beta según corresponda. El ciclo de evaluación tiene la condición de “para cada nodo hijo y mientras alfa &lt; beta”.</text:p>
      <text:p text:style-name="P22"/>
      <text:p text:style-name="P15"/>
      <text:p text:style-name="P15"/>
      <text:p text:style-name="P15">Ejemplos de búsqueda.</text:p>
      <text:p text:style-name="P15"/>
      <text:p text:style-name="P15">A continuacion presentaremos algunos ejemplos de problemas de busqueda, especificando que tipo de busqueda es (con y si adeversario, informada y no informada), finalemente se mostrara que cosas en comun tienen los problemas anteriores.</text:p>
      <text:p text:style-name="P15"/>
      <text:p text:style-name="P15">Problema de las jarras de agu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6">4. Framework</text:p>
      <text:p text:style-name="P17"><text:line-break/><text:span text:style-name="T30">Metodología de trabajo:</text:span></text:p>
      <text:p text:style-name="P18">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p text:style-name="P17">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659905731" text:style-name="L1">
        <text:list-item>
          <text:p text:style-name="P50">Motores de búsqueda (con y sin adversario)</text:p>
        </text:list-item>
        <text:list-item>
          <text:p text:style-name="P50">Especificación de estado</text:p>
        </text:list-item>
        <text:list-item>
          <text:p text:style-name="P50">Especificación de reglas de cambio de estado</text:p>
        </text:list-item>
        <text:list-item>
          <text:p text:style-name="P50">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text:soft-page-break/>El producto esta pensado para ser utilizado en los siguientes casos:</text:p>
      <text:p text:style-name="Standard"/>
      <text:list xml:id="list1720072597" text:style-name="L2">
        <text:list-item>
          <text:p text:style-name="P51">Desarrollar elementos para realizar búsquedas</text:p>
          <text:list>
            <text:list-item>
              <text:p text:style-name="P51">Motores de búsqueda</text:p>
            </text:list-item>
            <text:list-item>
              <text:p text:style-name="P51">Reglas de cambio de estado</text:p>
            </text:list-item>
            <text:list-item>
              <text:p text:style-name="P51">Especificaciones de estados</text:p>
            </text:list-item>
          </text:list>
        </text:list-item>
        <text:list-item>
          <text:p text:style-name="P51">Especializar partes de la plataforma</text:p>
        </text:list-item>
        <text:list-item>
          <text:p text:style-name="P51">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1733454082" text:style-name="L3">
        <text:list-item>
          <text:list>
            <text:list-item>
              <text:p text:style-name="P52">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304117824" text:style-name="L4">
        <text:list-item>
          <text:p text:style-name="P53">Desarrollar un problema: En caso de querer desarrollar un problema solo es necesario definir el estado (utilizando el estado abstracto correspondiente) y las reglas de cambio de estado.</text:p>
        </text:list-item>
      </text:list>
      <text:p text:style-name="Standard"/>
      <text:list xml:id="list1714614141" text:style-name="L5">
        <text:list-item>
          <text:p text:style-name="P54">Utilizar la plataforma con un problema y motor dado dentro de una aplicación: Si se tiene implementado un problema y uno o mas motores de búsqueda (compatibles con el mismo) uno podría usar la plataforma para conectar la aplicación con los mismos.</text:p>
          <text:p text:style-name="P54"/>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text:soft-page-break/></text:p>
      <text:p text:style-name="Standard">El resto del documento se organiza de la siguiente forma:</text:p>
      <text:p text:style-name="Standard"/>
      <text:p text:style-name="P5">Una descripción general del producto, seguido de las características de cada tipo de usuario esperado para la utilización del mismo. Las restricciones, dependencias y suposiciones que se tuvieron en cuenta para el producto. Una seccion con los requerimientos funcionales de cada submodulo, es decir, el motor, problema, estado y reglas de cambio de estado.</text:p>
      <text:p text:style-name="P5">Se detallará si existen y cuales son las restricciones del diseño y los atributos del sistema que se deben/desean lograr.</text:p>
      <text:p text:style-name="P5">Finalmente se podrá encontrar todo lo relacionado a información de soporte de esta sección del informe, índice, apéndice y referencias utilizadas.</text:p>
      <text:p text:style-name="P28">– &gt; <text:tab/>Descripción general</text:p>
      <text:p text:style-name="P28">– – – – – – – – | – &gt;<text:tab/>Características de usuario</text:p>
      <text:p text:style-name="P28">– – – – – – – – – – – – – – – – | – &gt;<text:tab/>Desarrollador de motores de búsqueda</text:p>
      <text:p text:style-name="P28">– – – – – – – – – – – – – – – – | – &gt;<text:tab/>Desarrollador de problemas</text:p>
      <text:p text:style-name="P28">– – – – – – – – – – – – – – – – | – &gt;<text:tab/>Desarrollador de aplicaciones que utilizan motor de búsqueda</text:p>
      <text:p text:style-name="P28">– – – – – – – – | – &gt;<text:tab/>Restricciones</text:p>
      <text:p text:style-name="P28">– – – – – – – – | – &gt;<text:tab/>Dependencias y suposiciones</text:p>
      <text:p text:style-name="P28">– – – – – – – – | – &gt;<text:tab/>Requerimientos funcionales</text:p>
      <text:p text:style-name="P28">– – – – – – – – – – – – – – – – | – &gt;<text:tab/>Motor de búsqueda</text:p>
      <text:p text:style-name="P28">– – – – – – – – – – – – – – – – | – &gt;<text:tab/>Problema</text:p>
      <text:p text:style-name="P28">– – – – – – – – – – – – – – – – | – &gt;<text:tab/>Estado</text:p>
      <text:p text:style-name="P28">– – – – – – – – – – – – – – – – | – &gt;<text:tab/>Reglas de cambio de estado</text:p>
      <text:p text:style-name="P28">– – – – – – – – | – &gt;<text:tab/>Restricciones de diseño</text:p>
      <text:p text:style-name="P28">– – – – – – – – | – &gt;<text:tab/>Atributos del sistema</text:p>
      <text:p text:style-name="P28">– – – – – – – – – – – – – – – – | – &gt;<text:tab/>Portabilidad</text:p>
      <text:p text:style-name="P28">– – – – – – – – | – &gt;<text:tab/>Información de soporte</text:p>
      <text:p text:style-name="P28">– – – – – – – – – – – – – – – – | – &gt;<text:tab/>Indice</text:p>
      <text:p text:style-name="P28">– – – – – – – – – – – – – – – – | – &gt;<text:tab/>Apéndice</text:p>
      <text:p text:style-name="P28">–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Standard">Desarrollador de motores de búsqueda:</text:p>
      <text:p text:style-name="Standard"/>
      <text:p text:style-name="Standard"><text:soft-page-break/>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
      <text:p text:style-name="Standard"/>
      <text:p text:style-name="Standard"/>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26">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26">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26">Este producto requiere la disponibilidad de una maquina virtual de Java y un SDK de Java que permita las siguientes funciones:</text:p>
      <text:p text:style-name="Standard"/>
      <text:list xml:id="list694404803" text:style-name="L6">
        <text:list-item>
          <text:p text:style-name="P55">Genericidad</text:p>
        </text:list-item>
        <text:list-item>
          <text:p text:style-name="P55">Restricciones en parámetros de clase</text:p>
        </text:list-item>
        <text:list-item>
          <text:p text:style-name="P55">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
      <text:p text:style-name="P26">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text:soft-page-break/>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P27">- Definir el problema de búsqueda sobre el cual se va a ejecutar el algoritmo del motor de búsqueda:</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27">-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27">Requerimientos del motor de búsqueda con adversario:</text:p>
      <text:p text:style-name="P27"/>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P25">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27">Requerimientos del motor de búsqueda sin adversario:</text:p>
      <text:p text:style-name="Standard"/>
      <text:p text:style-name="P5">-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28">- obtener una lista de estados que comienzan en el estado inicial sobre el cual se ejecuto el algoritmo de búsqueda, finaliza con el estado exitoso encontrado por el mismo algoritmo y contiene entre estos a todos los estados intermedios.</text:p>
      <text:p text:style-name="Standard">Restricciones de la función: 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usqueda sobre el estado inicial, definido en el problema sobre el que realiza la busqueda el motor.</text:p>
      <text:p text:style-name="Standard"><text:span text:style-name="T1">restricciones de la función:</text:span> el problema debe estar definido, esto implica que tenga un estado <text:soft-page-break/>inicial, que tenga un conjunto de reglas de cambio de estado y que el tipo sobre el cual opera el problema, las reglas y el motor sean iguales o compatibles al tipo del estado.</text:p>
      <text:p text:style-name="Standard"><text:span text:style-name="T1">comportamiento:</text:span> ejecutar el algoritmo de bu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Standard"/>
      <text:p text:style-name="Standard"/>
      <text:p text:style-name="P27">Requerimientos funcionales del problema</text:p>
      <text:p text:style-name="Standard"/>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27">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27">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soft-page-break/><text:line-break/>- Constante de valor máximo de evaluación</text:p>
      <text:p text:style-name="Standard"><text:span text:style-name="T1">resultado:</text:span> el valor máximo posible que puede arrojar la evaluación de un estado</text:p>
      <text:p text:style-name="Standard"/>
      <text:p text:style-name="P27">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p text:style-name="Standard"><text:line-break/><text:span text:style-name="T27">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Standard">Atributos del sistema</text:p>
      <text:p text:style-name="Standard"/>
      <text:p text:style-name="Standard">Portabilidad</text:p>
      <text:p text:style-name="Standard"/>
      <text:p text:style-name="P17">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7"/>
      <text:p text:style-name="P17"/>
      <text:p text:style-name="P17"/>
      <text:p text:style-name="P17"/>
      <text:p text:style-name="P17"><text:soft-page-break/><text:line-break/></text:p>
      <text:p text:style-name="P17"/>
      <text:p text:style-name="P17"/>
      <text:p text:style-name="P17"/>
      <text:p text:style-name="P17"><text:line-break/><text:line-break/><text:line-break/></text:p>
      <text:p text:style-name="P17"/>
      <text:p text:style-name="P17"/>
      <text:p text:style-name="P17"/>
      <text:p text:style-name="P17"/>
      <text:p text:style-name="P17">4.2. Diseño de clases no detallado<text:line-break/></text:p>
      <text:p text:style-name="P17"/>
      <text:p text:style-name="P17"/>
      <text:p text:style-name="P1">Diseño</text:p>
      <text:p text:style-name="P1"/>
      <text:p text:style-name="P29">[TODO: COPIAR DIAGRAMA DE DISEÑO (DIAGRAMA HECHO)]</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6">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Decisiones de diseño:</text:p>
      <text:p text:style-name="P2"/>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text:soft-page-break/></text:p>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2079830407" text:style-name="L7">
        <text:list-item>
          <text:p text:style-name="P56">Contener toda estructura necesaria para un estado de un problema de búsqueda</text:p>
        </text:list-item>
        <text:list-item>
          <text:p text:style-name="P56">Ofrecer los métodos necesarios para interactuar con dichas estructuras</text:p>
        </text:list-item>
        <text:list-item>
          <text:p text:style-name="P56">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1159803447" text:style-name="L8">
        <text:list-item>
          <text:p text:style-name="P57">Ofrecer un método para evaluar al estado</text:p>
        </text:list-item>
        <text:list-item>
          <text:p text:style-name="P57">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text:soft-page-break/></text:p>
      <text:p text:style-name="P1">Un estado para búsquedas con adversarios (IStateAdversary) extiende al anterior, y tiene las siguientes responsabilidades:</text:p>
      <text:p text:style-name="P1"/>
      <text:list xml:id="list1031095964" text:style-name="L9">
        <text:list-item>
          <text:p text:style-name="P58">Ofrecer métodos para saber que jugador ganó (ganó max, ganó min)</text:p>
        </text:list-item>
        <text:list-item>
          <text:p text:style-name="P58">Ofrecer métodos para saber a que jugador pertenece un estado (es max, es min)</text:p>
        </text:list-item>
        <text:list-item>
          <text:p text:style-name="P58">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403096163" text:style-name="L10">
        <text:list-item>
          <text:p text:style-name="P59">Definir cual es el estado inicial del problema</text:p>
        </text:list-item>
        <text:list-item>
          <text:p text:style-name="P59">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1114903688" text:style-name="L11">
        <text:list-item>
          <text:p text:style-name="P60">Contener el problema de búsqueda sobre el que realiza las búsquedas</text:p>
        </text:list-item>
        <text:list-item>
          <text:p text:style-name="P60">Realizar la búsqueda</text:p>
        </text:list-item>
        <text:list-item>
          <text:p text:style-name="P60">Obtener la solución al problema</text:p>
        </text:list-item>
        <text:list-item>
          <text:p text:style-name="P60">Obtener el estado actual de la búsqueda en forma de texto</text:p>
        </text:list-item>
        <text:list-item>
          <text:p text:style-name="P60">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982504654" text:style-name="L12">
        <text:list-item>
          <text:p text:style-name="P61">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649390820" text:style-name="L13">
        <text:list-item>
          <text:p text:style-name="P62">Computar el valor de un estado en el árbol de búsqueda</text:p>
        </text:list-item>
        <text:list-item>
          <text:p text:style-name="P62">Computar el mejor movimiento a realizar a un estado dado</text:p>
        </text:list-item>
        <text:list-item>
          <text:p text:style-name="P62">Obtener y definir los limites del árbol de búsqueda</text:p>
        </text:list-item>
      </text:list>
      <text:list xml:id="list2113646507" text:style-name="L15">
        <text:list-header>
          <text:p text:style-name="P72"><text:span text:style-name="T10"><text:line-break/><text:line-break/><text:line-break/></text:span><text:span text:style-name="T11">2.3 Herramientas a utilizar:</text:span></text:p>
          <text:list>
            <text:list-item>
              <text:p text:style-name="P64"><text:span text:style-name="T15"><text:line-break/></text:span><text:soft-page-break/></text:p>
            </text:list-item>
          </text:list>
        </text:list-header>
        <text:list-item>
          <text:p text:style-name="P66">Para los diagramas de diseño se utilizará la herramienta de modelado UML[REFERENCIA A UML] “Astah Community”, para el desarrollo de código “Eclipse”[REFERENCIA A ECLIPSE] y “DropBox”[REFERENCIA A DROPBOX] para compartir recurs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2-05T01:39:41</dc:date>
    <meta:editing-duration>PT20H26M29S</meta:editing-duration>
    <meta:editing-cycles>51</meta:editing-cycles>
    <meta:generator>OpenOffice.org/3.2$Linux OpenOffice.org_project/320m12$Build-9483</meta:generator>
    <dc:creator>Carla Fiori</dc:creator>
    <meta:document-statistic meta:table-count="1" meta:image-count="0" meta:object-count="0" meta:page-count="23" meta:paragraph-count="350" meta:word-count="9397" meta:character-count="58209"/>
  </office:meta>
</office:document-meta>
</file>